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cc8d" officeooo:paragraph-rsid="0018cc8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17d20" officeooo:paragraph-rsid="00117d2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17d20" officeooo:paragraph-rsid="00117d20" style:font-weight-asian="bold" style:font-weight-complex="bold"/>
    </style:style>
    <style:style style:name="P4" style:family="paragraph" style:parent-style-name="Standard">
      <style:text-properties officeooo:rsid="001506a5" officeooo:paragraph-rsid="001506a5"/>
    </style:style>
    <style:style style:name="P5" style:family="paragraph" style:parent-style-name="Standard">
      <style:text-properties fo:font-size="16pt" fo:font-weight="bold" officeooo:rsid="001506a5" officeooo:paragraph-rsid="001506a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77079" officeooo:paragraph-rsid="0017707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officeooo:rsid="001bcf42" officeooo:paragraph-rsid="001bcf42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506a5" officeooo:paragraph-rsid="001506a5" style:font-weight-asian="bold" style:font-weight-complex="bold"/>
    </style:style>
    <style:style style:name="P9" style:family="paragraph" style:parent-style-name="Standard" style:list-style-name="L1"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text-properties officeooo:rsid="00202302" officeooo:paragraph-rsid="00202302"/>
    </style:style>
    <style:style style:name="P11" style:family="paragraph" style:parent-style-name="Standard">
      <style:text-properties style:font-name="Liberation Serif" fo:font-weight="normal" officeooo:rsid="00202302" officeooo:paragraph-rsid="00202302" style:font-weight-asian="normal" style:font-weight-complex="normal"/>
    </style:style>
    <style:style style:name="P12" style:family="paragraph" style:parent-style-name="Standard">
      <style:text-properties officeooo:rsid="001506a5" officeooo:paragraph-rsid="001506a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1dce49"/>
    </style:style>
    <style:style style:name="T4" style:family="text">
      <style:text-properties officeooo:rsid="001e796a"/>
    </style:style>
    <style:style style:name="T5" style:family="text">
      <style:text-properties officeooo:rsid="002023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5">5</text:span></text:p>
      <text:p text:style-name="P3"/>
      <text:p text:style-name="P8">Part A</text:p>
      <text:p text:style-name="P6"/>
      <text:p text:style-name="P6"/>
      <text:list xml:id="list3919800030" text:style-name="L1">
        <text:list-item>
          <text:list>
            <text:list-item>
              <text:p text:style-name="P9"/>
            </text:list-item>
          </text:list>
        </text:list-item>
      </text:list>
      <text:p text:style-name="Standard"/>
      <text:p text:style-name="P5">Part B</text:p>
      <text:p text:style-name="P4"/>
      <text:p text:style-name="P11">Example inputs:</text:p>
      <text:p text:style-name="P11">x * (y + 2) – 4 ^ (2 * 2);</text:p>
      <text:p text:style-name="P11">x + 7 + y;</text:p>
      <text:p text:style-name="P7"/>
      <text:p text:style-name="P4"/>
      <text:p text:style-name="P4">sum=0;</text:p>
      <text:p text:style-name="P4">product = 1;</text:p>
      <text:p text:style-name="P4">i=1;</text:p>
      <text:p text:style-name="P4">read(n);</text:p>
      <text:p text:style-name="P4">while (i &lt; n) {</text:p>
      <text:p text:style-name="P4"><text:s text:c="4"/>if (i % 100 &gt; 0) { } else { print(i); };</text:p>
      <text:p text:style-name="P4"><text:s text:c="3"/>sum = sum +1;</text:p>
      <text:p text:style-name="P4"><text:s text:c="3"/>product = product * i;</text:p>
      <text:p text:style-name="P4"><text:s text:c="3"/>i=i+1;</text:p>
      <text:p text:style-name="P4">};</text:p>
      <text:p text:style-name="P4">print(sum);</text:p>
      <text:p text:style-name="P4">print(product);</text:p>
      <text:p text:style-name="P4"/>
      <text:p text:style-name="P4"/>
      <text:p text:style-name="P4">while(x&gt;1) {</text:p>
      <text:p text:style-name="P4"><text:s text:c="4"/>x = x+1;</text:p>
      <text:p text:style-name="P4">};</text:p>
      <text:p text:style-name="P4"/>
      <text:p text:style-name="P4"/>
      <text:p text:style-name="P4">if ( 1&gt;2 ) {</text:p>
      <text:p text:style-name="P4"><text:s text:c="2"/>x=2;</text:p>
      <text:p text:style-name="P4">} else {</text:p>
      <text:p text:style-name="P4">y=3;</text:p>
      <text:p text:style-name="P4">5+4; <text:s/></text:p>
      <text:p text:style-name="P4">}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igure_20__28_user_29_" style:display-name="Figure (user)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cc8d" officeooo:paragraph-rsid="0018cc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inus Baumgärtn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5:10:11.811543785</meta:creation-date>
    <dc:date>2022-10-17T22:27:11.731416581</dc:date>
    <meta:editing-duration>PT4H42M40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80" meta:character-count="324" meta:non-whitespace-character-count="251"/>
  </office:meta>
</office:document-meta>
</file>